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0E953F811BF6F421.png" manifest:media-type="image/png"/>
  <manifest:file-entry manifest:full-path="Pictures/1000020100000200000002002ADD4C180CB1FE7F.png" manifest:media-type="image/png"/>
  <manifest:file-entry manifest:full-path="Pictures/100002010000008000000080B9187A181C63ACAE.png" manifest:media-type="image/png"/>
  <manifest:file-entry manifest:full-path="Pictures/100002010000027200000272C7AD0D84BBCFA4D8.png" manifest:media-type="image/png"/>
  <manifest:file-entry manifest:full-path="Pictures/100000000000002000000020B2FF2A327EABC87D.png" manifest:media-type="image/png"/>
  <manifest:file-entry manifest:full-path="Pictures/1000020100000200000002008C2CD6ED2F4F79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5cm" fo:min-width="1.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5cm" fo:min-width="1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5cm" fo:min-width="2.1cm"/>
    </style:style>
    <style:style style:name="gr5" style:family="graphic" style:parent-style-name="objectwithoutfill">
      <style:graphic-properties draw:marker-end="Arrow" draw:marker-end-width="0.3cm" draw:fill="none" draw:fill-color="#006699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2.7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margin-top="0.42cm" fo:margin-bottom="0.35cm"/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>
      <style:paragraph-properties fo:margin-top="0.42cm" fo:margin-bottom="0.35cm"/>
      <style:text-properties fo:font-size="16pt" style:text-underline-style="none" fo:font-weight="bold" style:font-size-asian="10pt" style:font-weight-asian="bold" style:font-size-complex="10pt" style:font-weight-complex="600"/>
    </style:style>
    <style:style style:name="P4" style:family="paragraph">
      <loext:graphic-properties draw:fill="none"/>
      <style:paragraph-properties fo:margin-top="0.42cm" fo:margin-bottom="0.35cm"/>
      <style:text-properties fo:font-size="16pt" style:text-underline-style="none" fo:font-weight="bold" style:font-size-asian="10pt" style:font-weight-asian="bold" style:font-size-complex="10pt" style:font-weight-complex="600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0066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6pt" style:text-underline-style="none" fo:font-weight="bold" style:font-size-asian="10pt" style:font-weight-asian="bold" style:font-size-complex="10pt" style:font-weight-complex="600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7.5cm" svg:height="1.1cm" svg:x="10.3cm" svg:y="1.6cm">
          <draw:text-box>
            <text:p text:style-name="P1"><text:span text:style-name="T1">Diagrama de Procesos</text:span></text:p>
          </draw:text-box>
        </draw:frame>
        <draw:frame draw:style-name="gr1" draw:text-style-name="P4" draw:layer="layout" svg:width="6.4cm" svg:height="1.1cm" svg:x="11.1cm" svg:y="2.8cm">
          <draw:text-box>
            <text:p text:style-name="P3"><text:span text:style-name="T2">Proceso de Salida</text:span></text:p>
          </draw:text-box>
        </draw:frame>
        <draw:custom-shape draw:style-name="gr2" draw:text-style-name="P6" xml:id="id1" draw:id="id1" draw:layer="layout" svg:width="1.7cm" svg:height="0.8cm" svg:x="6cm" svg:y="10.3cm">
          <text:p text:style-name="P5"><text:span text:style-name="T3">Llegad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1.7cm" svg:height="1cm" svg:x="8.8cm" svg:y="10.2cm">
          <text:p text:style-name="P5"><text:span text:style-name="T3">Pulsa</text:span></text:p>
          <text:p text:style-name="P5"><text:span text:style-name="T3">botó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.6cm" svg:height="1cm" svg:x="11.5cm" svg:y="10.2cm">
          <text:p text:style-name="P5"><text:span text:style-name="T3">Abrir puerta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7cm" svg:y1="10.7cm" svg:x2="8.8cm" svg:y2="10.7cm" draw:start-shape="id1" draw:start-glue-point="1" draw:end-shape="id2" draw:end-glue-point="3" svg:d="M7700 10700h1100" svg:viewBox="0 0 1101 1">
          <text:p/>
        </draw:connector>
        <draw:connector draw:style-name="gr6" draw:text-style-name="P8" draw:layer="layout" svg:x1="10.5cm" svg:y1="10.7cm" svg:x2="11.5cm" svg:y2="10.7cm" draw:start-shape="id2" draw:start-glue-point="1" draw:end-shape="id3" draw:end-glue-point="3" svg:d="M10500 10700h1000" svg:viewBox="0 0 1001 1">
          <text:p/>
        </draw:connector>
        <draw:connector draw:style-name="gr6" draw:text-style-name="P8" draw:layer="layout" svg:x1="14.1cm" svg:y1="10.7cm" svg:x2="15.1cm" svg:y2="10.7cm" draw:start-shape="id3" draw:start-glue-point="1" draw:end-shape="id4" svg:d="M14100 10700h1000" svg:viewBox="0 0 1001 1">
          <text:p/>
        </draw:connector>
        <draw:custom-shape draw:style-name="gr7" draw:text-style-name="P6" xml:id="id4" draw:id="id4" draw:layer="layout" svg:width="3.2cm" svg:height="1cm" svg:x="15.1cm" svg:y="10.2cm">
          <text:p text:style-name="P5"><text:span text:style-name="T3">Inicia</text:span></text:p>
          <text:p text:style-name="P5"><text:span text:style-name="T3">temporizad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2cm" svg:height="1cm" svg:x="19.2cm" svg:y="10.2cm">
          <text:p text:style-name="P5"><text:span text:style-name="T3">Cerrar puerta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7cm" svg:height="1.7cm" svg:x="19.9cm" svg:y="8.5cm">
          <draw:image xlink:href="Pictures/1000020100000200000002000E953F811BF6F421.png" xlink:type="simple" xlink:show="embed" xlink:actuate="onLoad">
            <text:p/>
          </draw:image>
        </draw:frame>
        <draw:frame draw:style-name="gr8" draw:text-style-name="P9" draw:layer="layout" svg:width="1.8cm" svg:height="1.8cm" svg:x="11.9cm" svg:y="8.4cm">
          <draw:image xlink:href="Pictures/1000020100000200000002002ADD4C180CB1FE7F.png" xlink:type="simple" xlink:show="embed" xlink:actuate="onLoad">
            <text:p/>
          </draw:image>
        </draw:frame>
        <draw:frame draw:style-name="gr8" draw:text-style-name="P9" draw:layer="layout" svg:width="1.923cm" svg:height="1.923cm" svg:x="15.8cm" svg:y="8.077cm">
          <draw:image xlink:href="Pictures/1000020100000200000002008C2CD6ED2F4F79E4.png" xlink:type="simple" xlink:show="embed" xlink:actuate="onLoad">
            <text:p/>
          </draw:image>
        </draw:frame>
        <draw:frame draw:style-name="gr8" draw:text-style-name="P9" draw:layer="layout" svg:width="2.077cm" svg:height="2.077cm" svg:x="5.8cm" svg:y="7.723cm">
          <draw:image xlink:href="Pictures/100002010000027200000272C7AD0D84BBCFA4D8.png" xlink:type="simple" xlink:show="embed" xlink:actuate="onLoad">
            <text:p/>
          </draw:image>
        </draw:frame>
        <draw:frame draw:style-name="gr8" draw:text-style-name="P9" draw:layer="layout" svg:width="2.086cm" svg:height="2.086cm" svg:x="8.614cm" svg:y="7.814cm">
          <draw:image xlink:href="Pictures/100002010000008000000080B9187A181C63ACAE.png" xlink:type="simple" xlink:show="embed" xlink:actuate="onLoad">
            <text:p/>
          </draw:image>
        </draw:frame>
        <draw:connector draw:style-name="gr6" draw:text-style-name="P8" draw:layer="layout" svg:x1="18.3cm" svg:y1="10.7cm" svg:x2="19.2cm" svg:y2="10.7cm" draw:start-shape="id4" draw:start-glue-point="1" draw:end-shape="id5" draw:end-glue-point="3" svg:d="M18300 10700h900" svg:viewBox="0 0 9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2" draw:fill-hatch-name="Hatching_20_91" draw:fill-image-name="Bitmap_20_1" draw:fit-to-size="false" draw:fit-to-contour="false" fo:padding-top="0cm" fo:padding-bottom="0cm" fo:padding-left="0cm" fo:padding-r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09:30:08.539544876</meta:creation-date>
    <dc:date>2016-06-14T17:29:42.674887403</dc:date>
    <meta:editing-duration>PT25M53S</meta:editing-duration>
    <meta:editing-cycles>5</meta:editing-cycles>
    <meta:generator>LibreOffice/5.1.3.2$Linux_X86_64 LibreOffice_project/10m0$Build-2</meta:generator>
    <meta:document-statistic meta:object-count="16"/>
  </office:meta>
</office:document-meta>
</file>